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4000000845D336617A59D14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ntarell1" svg:font-family="Cantarell" style:font-adornments="Bold" style:font-pitch="variable"/>
    <style:font-face style:name="Cantarell2" svg:font-family="Cantarell" style:font-adornments="Extra Bold" style:font-pitch="variable"/>
    <style:font-face style:name="Cantarell" svg:font-family="Cantarell" style:font-adornments="Regular" style:font-pitch="variable"/>
    <style:font-face style:name="Cantarell Extra Bold" svg:font-family="'Cantarell Extra Bol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b599"/>
    </style:style>
    <style:style style:name="P2" style:family="paragraph">
      <loext:graphic-properties draw:fill="none" draw:fill-color="#ffffff"/>
      <style:paragraph-properties style:writing-mode="lr-tb"/>
      <style:text-properties style:font-name="Cantarell Extra Bold" fo:font-size="12pt"/>
    </style:style>
    <style:style style:name="P3" style:family="paragraph">
      <loext:graphic-properties draw:fill="none" draw:fill-color="#ffffff"/>
      <style:paragraph-properties style:writing-mode="lr-tb"/>
      <style:text-properties style:font-name="Cantarell Extra Bold"/>
    </style:style>
    <style:style style:name="T1" style:family="text">
      <style:text-properties style:font-name="Cantarell Extra Bold"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text:anchor-type="paragraph" draw:z-index="1" draw:name="Shape1" draw:style-name="gr2" draw:text-style-name="P3" svg:width="1.717cm" svg:height="0.595cm" svg:x="2.256cm" svg:y="5.114cm"><draw:text-box><text:p><text:span text:style-name="T1">Github</text:span></text:p></draw:text-box></draw:frame><draw:frame text:anchor-type="paragraph" draw:z-index="2" draw:name="Shape1_0" draw:style-name="gr1" draw:text-style-name="P2" svg:width="2.031cm" svg:height="0.668cm" svg:x="13.039cm" svg:y="5.036cm"><draw:text-box><text:p><text:span text:style-name="T1">Grafana</text:span></text:p></draw:text-box></draw:frame><draw:frame draw:style-name="fr1" draw:name="Image1" text:anchor-type="char" svg:x="1.663cm" svg:y="2.21cm" svg:width="3cm" svg:height="3cm" draw:z-index="0"><draw:image xlink:href="Pictures/1000020100000084000000845D336617A59D14F7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ntarell1" svg:font-family="Cantarell" style:font-adornments="Bold" style:font-pitch="variable"/>
    <style:font-face style:name="Cantarell2" svg:font-family="Cantarell" style:font-adornments="Extra Bold" style:font-pitch="variable"/>
    <style:font-face style:name="Cantarell" svg:font-family="Cantarell" style:font-adornments="Regular" style:font-pitch="variable"/>
    <style:font-face style:name="Cantarell Extra Bold" svg:font-family="'Cantarell Extra Bol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tarell1" fo:font-family="Cantarell" style:font-style-name="Bold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style:font-name="Cantarell" fo:font-family="Cantarell" style:font-style-name="Regular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Cantarell2" fo:font-family="Cantarell" style:font-style-name="Extra Bold" style:font-pitch="variable" fo:font-size="18pt" fo:font-weight="8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ntarell2" fo:font-family="Cantarell" style:font-style-name="Extra Bold" style:font-pitch="variable" fo:font-size="14pt" fo:font-weight="800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9:05:46.156041270</meta:creation-date>
    <meta:editing-duration>PT6M34S</meta:editing-duration>
    <meta:editing-cycles>3</meta:editing-cycles>
    <meta:generator>LibreOffice/7.0.5.2$Linux_X86_64 LibreOffice_project/00$Build-2</meta:generator>
    <dc:title>writer_standard_cantarell</dc:title>
    <meta:print-date>2021-05-05T19:15:25.002320701</meta:print-date>
    <dc:date>2021-05-05T19:31:43.313114508</dc:date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writer_standard_cantarell" xlink:href="../../../.config/libreoffice/4/user/template/writer_standard_cantarell.ott" meta:date="2021-05-05T19:05:45.444808412"/>
  </office:meta>
</office:document-meta>
</file>